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un 0034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Run 0035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Run 0052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Run 0056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0.298" calcext:value-type="float">
            <text:p>0.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52077" calcext:value-type="float">
            <text:p>0.0952077</text:p>
          </table:table-cell>
          <table:table-cell office:value-type="float" office:value="0.297945" calcext:value-type="float">
            <text:p>0.297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816" calcext:value-type="float">
            <text:p>-1.5816</text:p>
          </table:table-cell>
          <table:table-cell office:value-type="float" office:value="0.2983" calcext:value-type="float">
            <text:p>0.298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.119775" calcext:value-type="float">
            <text:p>0.119775</text:p>
          </table:table-cell>
          <table:table-cell office:value-type="float" office:value="0.297539" calcext:value-type="float">
            <text:p>0.2975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7" calcext:value-type="float">
            <text:p>1.267</text:p>
          </table:table-cell>
          <table:table-cell office:value-type="float" office:value="0.2914" calcext:value-type="float">
            <text:p>0.29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136" calcext:value-type="float">
            <text:p>1.25136</text:p>
          </table:table-cell>
          <table:table-cell office:value-type="float" office:value="0.291295" calcext:value-type="float">
            <text:p>0.291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11" calcext:value-type="float">
            <text:p>-0.2811</text:p>
          </table:table-cell>
          <table:table-cell office:value-type="float" office:value="0.2915" calcext:value-type="float">
            <text:p>0.29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71165" calcext:value-type="float">
            <text:p>0.71165</text:p>
          </table:table-cell>
          <table:table-cell table:style-name="ce3" office:value-type="float" office:value="0.290551" calcext:value-type="float">
            <text:p>0.2905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2917" calcext:value-type="float">
            <text:p>0.2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0007" calcext:value-type="float">
            <text:p>0.0150007</text:p>
          </table:table-cell>
          <table:table-cell office:value-type="float" office:value="0.291762" calcext:value-type="float">
            <text:p>0.29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047" calcext:value-type="float">
            <text:p>-0.3047</text:p>
          </table:table-cell>
          <table:table-cell office:value-type="float" office:value="0.2914" calcext:value-type="float">
            <text:p>0.291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160469" calcext:value-type="float">
            <text:p>0.160469</text:p>
          </table:table-cell>
          <table:table-cell table:style-name="ce3" office:value-type="float" office:value="0.290412" calcext:value-type="float">
            <text:p>0.2904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029" calcext:value-type="float">
            <text:p>0.33029</text:p>
          </table:table-cell>
          <table:table-cell office:value-type="float" office:value="0.300995" calcext:value-type="float">
            <text:p>0.3009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89861" calcext:value-type="float">
            <text:p>0.0589861</text:p>
          </table:table-cell>
          <table:table-cell office:value-type="float" office:value="0.30107" calcext:value-type="float">
            <text:p>0.30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3009" calcext:value-type="float">
            <text:p>0.3009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193377" calcext:value-type="float">
            <text:p>0.193377</text:p>
          </table:table-cell>
          <table:table-cell table:style-name="ce3" office:value-type="float" office:value="0.300569" calcext:value-type="float">
            <text:p>0.3005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0.2838" calcext:value-type="float">
            <text:p>0.28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296177" calcext:value-type="float">
            <text:p>-0.296177</text:p>
          </table:table-cell>
          <table:table-cell office:value-type="float" office:value="0.283919" calcext:value-type="float">
            <text:p>0.2839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33" calcext:value-type="float">
            <text:p>0.283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-0.481832" calcext:value-type="float">
            <text:p>-0.481832</text:p>
          </table:table-cell>
          <table:table-cell table:style-name="ce3" office:value-type="float" office:value="0.282803" calcext:value-type="float">
            <text:p>0.28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539" calcext:value-type="float">
            <text:p>-0.00539</text:p>
          </table:table-cell>
          <table:table-cell office:value-type="float" office:value="0.2941" calcext:value-type="float">
            <text:p>0.29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149284" calcext:value-type="float">
            <text:p>-0.149284</text:p>
          </table:table-cell>
          <table:table-cell office:value-type="float" office:value="0.294205" calcext:value-type="float">
            <text:p>0.2942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5824" calcext:value-type="float">
            <text:p>-0.5824</text:p>
          </table:table-cell>
          <table:table-cell office:value-type="float" office:value="0.2941" calcext:value-type="float">
            <text:p>0.294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-0.127913" calcext:value-type="float">
            <text:p>-0.127913</text:p>
          </table:table-cell>
          <table:table-cell table:style-name="ce3" office:value-type="float" office:value="0.293442" calcext:value-type="float">
            <text:p>0.2934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2874" calcext:value-type="float">
            <text:p>0.28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57995" calcext:value-type="float">
            <text:p>0.357995</text:p>
          </table:table-cell>
          <table:table-cell office:value-type="float" office:value="0.287359" calcext:value-type="float">
            <text:p>0.2873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554" calcext:value-type="float">
            <text:p>-1.4554</text:p>
          </table:table-cell>
          <table:table-cell office:value-type="float" office:value="0.2873" calcext:value-type="float">
            <text:p>0.287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514049" calcext:value-type="float">
            <text:p>-0.0514049</text:p>
          </table:table-cell>
          <table:table-cell table:style-name="ce3" office:value-type="float" office:value="0.286267" calcext:value-type="float">
            <text:p>0.2862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306" calcext:value-type="float">
            <text:p>0.3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74319" calcext:value-type="float">
            <text:p>0.374319</text:p>
          </table:table-cell>
          <table:table-cell office:value-type="float" office:value="0.30635" calcext:value-type="float">
            <text:p>0.3063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27" calcext:value-type="float">
            <text:p>1.227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0.2753" calcext:value-type="float">
            <text:p>0.275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.67302" calcext:value-type="float">
            <text:p>1.67302</text:p>
          </table:table-cell>
          <table:table-cell table:style-name="ce3" office:value-type="float" office:value="0.274536" calcext:value-type="float">
            <text:p>0.2745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237" calcext:value-type="float">
            <text:p>-0.1237</text:p>
          </table:table-cell>
          <table:table-cell office:value-type="float" office:value="0.1969" calcext:value-type="float">
            <text:p>0.19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0.6175" calcext:value-type="float">
            <text:p>-0.6175</text:p>
          </table:table-cell>
          <table:table-cell office:value-type="float" office:value="0.1966" calcext:value-type="float">
            <text:p>0.196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148459" calcext:value-type="float">
            <text:p>0.148459</text:p>
          </table:table-cell>
          <table:table-cell table:style-name="ce3" office:value-type="float" office:value="0.195234" calcext:value-type="float">
            <text:p>0.1952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2896" calcext:value-type="float">
            <text:p>0.28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0.9273" calcext:value-type="float">
            <text:p>-0.9273</text:p>
          </table:table-cell>
          <table:table-cell office:value-type="float" office:value="0.2896" calcext:value-type="float">
            <text:p>0.289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109336" calcext:value-type="float">
            <text:p>-0.109336</text:p>
          </table:table-cell>
          <table:table-cell table:style-name="ce3" office:value-type="float" office:value="0.28876" calcext:value-type="float">
            <text:p>0.288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2695" calcext:value-type="float">
            <text:p>0.269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0.9149" calcext:value-type="float">
            <text:p>-0.9149</text:p>
          </table:table-cell>
          <table:table-cell office:value-type="float" office:value="0.2694" calcext:value-type="float">
            <text:p>0.2694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283377" calcext:value-type="float">
            <text:p>0.0283377</text:p>
          </table:table-cell>
          <table:table-cell table:style-name="ce3" office:value-type="float" office:value="0.268236" calcext:value-type="float">
            <text:p>0.2682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1036" calcext:value-type="float">
            <text:p>1.1036</text:p>
          </table:table-cell>
          <table:table-cell office:value-type="float" office:value="0.2899" calcext:value-type="float">
            <text:p>0.289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49722" calcext:value-type="float">
            <text:p>1.49722</text:p>
          </table:table-cell>
          <table:table-cell table:style-name="ce3" office:value-type="float" office:value="0.289395" calcext:value-type="float">
            <text:p>0.2893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73" calcext:value-type="float">
            <text:p>0.173</text:p>
          </table:table-cell>
          <table:table-cell office:value-type="float" office:value="0.2958" calcext:value-type="float">
            <text:p>0.295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.16339" calcext:value-type="float">
            <text:p>1.16339</text:p>
          </table:table-cell>
          <table:table-cell table:style-name="ce3" office:value-type="float" office:value="0.294858" calcext:value-type="float">
            <text:p>0.2948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3239" calcext:value-type="float">
            <text:p>0.3239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.45611" calcext:value-type="float">
            <text:p>1.45611</text:p>
          </table:table-cell>
          <table:table-cell table:style-name="ce3" office:value-type="float" office:value="0.32099" calcext:value-type="float">
            <text:p>0.3209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0.2744" calcext:value-type="float">
            <text:p>-0.2744</text:p>
          </table:table-cell>
          <table:table-cell office:value-type="float" office:value="0.2824" calcext:value-type="float">
            <text:p>0.282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624103" calcext:value-type="float">
            <text:p>0.624103</text:p>
          </table:table-cell>
          <table:table-cell table:style-name="ce3" office:value-type="float" office:value="0.281371" calcext:value-type="float">
            <text:p>0.281371</text:p>
          </table:table-cell>
          <table:table-cell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Run 0057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Run 0058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Run 0315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00711" calcext:value-type="float">
            <text:p>0.200711</text:p>
          </table:table-cell>
          <table:table-cell office:value-type="float" office:value="0.59508" calcext:value-type="float">
            <text:p>0.59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9775" calcext:value-type="float">
            <text:p>0.119775</text:p>
          </table:table-cell>
          <table:table-cell office:value-type="float" office:value="0.297539" calcext:value-type="float">
            <text:p>0.2975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75405" calcext:value-type="float">
            <text:p>0.475405</text:p>
          </table:table-cell>
          <table:table-cell office:value-type="float" office:value="0.581171" calcext:value-type="float">
            <text:p>0.581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0877" calcext:value-type="float">
            <text:p>0.410877</text:p>
          </table:table-cell>
          <table:table-cell office:value-type="float" office:value="0.289946" calcext:value-type="float">
            <text:p>0.289946</text:p>
          </table:table-cell>
          <table:table-cell/>
          <table:table-cell table:style-name="ce1" office:value-type="string" calcext:value-type="string">
            <text:p>Energy calibration equation is in the form of</text:p>
          </table:table-cell>
          <table:table-cell table:style-name="ce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418362" calcext:value-type="float">
            <text:p>0.0418362</text:p>
          </table:table-cell>
          <table:table-cell office:value-type="float" office:value="0.580671" calcext:value-type="float">
            <text:p>0.580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771172" calcext:value-type="float">
            <text:p>-0.06771172</text:p>
          </table:table-cell>
          <table:table-cell office:value-type="float" office:value="0.289739" calcext:value-type="float">
            <text:p>0.289739</text:p>
          </table:table-cell>
          <table:table-cell/>
          <table:table-cell table:style-name="ce1" office:value-type="string" calcext:value-type="string">
            <text:p>f(X)=(P1)X + (P0)</text:p>
          </table:table-cell>
          <table:table-cell table:style-name="ce1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98436" calcext:value-type="float">
            <text:p>0.298436</text:p>
          </table:table-cell>
          <table:table-cell office:value-type="float" office:value="0.600935" calcext:value-type="float">
            <text:p>0.6009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793208" calcext:value-type="float">
            <text:p>0.00793208</text:p>
          </table:table-cell>
          <table:table-cell office:value-type="float" office:value="0.300219" calcext:value-type="float">
            <text:p>0.300219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0.118658" calcext:value-type="float">
            <text:p>-0.118658</text:p>
          </table:table-cell>
          <table:table-cell office:value-type="float" office:value="0.565289" calcext:value-type="float">
            <text:p>0.5652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854674" calcext:value-type="float">
            <text:p>-0.0854674</text:p>
          </table:table-cell>
          <table:table-cell office:value-type="float" office:value="0.282165" calcext:value-type="float">
            <text:p>0.282165</text:p>
          </table:table-cell>
          <table:table-cell/>
          <table:table-cell table:style-name="ce1" office:value-type="string" calcext:value-type="string">
            <text:p>X – Channel No</text:p>
          </table:table-cell>
          <table:table-cell table:style-name="ce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865611" calcext:value-type="float">
            <text:p>0.0865611</text:p>
          </table:table-cell>
          <table:table-cell office:value-type="float" office:value="0.586708" calcext:value-type="float">
            <text:p>0.586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145613" calcext:value-type="float">
            <text:p>-0.145613</text:p>
          </table:table-cell>
          <table:table-cell office:value-type="float" office:value="0.292958" calcext:value-type="float">
            <text:p>0.292958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430254" calcext:value-type="float">
            <text:p>0.430254</text:p>
          </table:table-cell>
          <table:table-cell office:value-type="float" office:value="0.572157" calcext:value-type="float">
            <text:p>0.5721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0.285494" calcext:value-type="float">
            <text:p>0.2854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549573" calcext:value-type="float">
            <text:p>0.5495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97642" calcext:value-type="float">
            <text:p>0.597642</text:p>
          </table:table-cell>
          <table:table-cell office:value-type="float" office:value="0.274239" calcext:value-type="float">
            <text:p>0.2742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400294" calcext:value-type="float">
            <text:p>0.0400294</text:p>
          </table:table-cell>
          <table:table-cell office:value-type="float" office:value="3.90479" calcext:value-type="float">
            <text:p>3.904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00553188" calcext:value-type="float">
            <text:p>-0.00553188</text:p>
          </table:table-cell>
          <table:table-cell office:value-type="float" office:value="0.194347" calcext:value-type="float">
            <text:p>0.19434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777801" calcext:value-type="float">
            <text:p>0.0777801</text:p>
          </table:table-cell>
          <table:table-cell office:value-type="float" office:value="0.577527" calcext:value-type="float">
            <text:p>0.5775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41775" calcext:value-type="float">
            <text:p>0.141775</text:p>
          </table:table-cell>
          <table:table-cell office:value-type="float" office:value="0.288226" calcext:value-type="float">
            <text:p>0.28822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61302" calcext:value-type="float">
            <text:p>0.161302</text:p>
          </table:table-cell>
          <table:table-cell office:value-type="float" office:value="0.268124" calcext:value-type="float">
            <text:p>0.2681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4876" calcext:value-type="float">
            <text:p>0.114876</text:p>
          </table:table-cell>
          <table:table-cell office:value-type="float" office:value="0.267428" calcext:value-type="float">
            <text:p>0.2674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834639" calcext:value-type="float">
            <text:p>0.834639</text:p>
          </table:table-cell>
          <table:table-cell office:value-type="float" office:value="0.579129" calcext:value-type="float">
            <text:p>0.5791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02462" calcext:value-type="float">
            <text:p>0.602462</text:p>
          </table:table-cell>
          <table:table-cell office:value-type="float" office:value="0.289137" calcext:value-type="float">
            <text:p>0.2891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38533" calcext:value-type="float">
            <text:p>0.238533</text:p>
          </table:table-cell>
          <table:table-cell office:value-type="float" office:value="0.295169" calcext:value-type="float">
            <text:p>0.2951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64826" calcext:value-type="float">
            <text:p>0.164826</text:p>
          </table:table-cell>
          <table:table-cell office:value-type="float" office:value="0.294646" calcext:value-type="float">
            <text:p>0.29464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30728" calcext:value-type="float">
            <text:p>0.730728</text:p>
          </table:table-cell>
          <table:table-cell office:value-type="float" office:value="0.321031" calcext:value-type="float">
            <text:p>0.3210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78825" calcext:value-type="float">
            <text:p>0.378825</text:p>
          </table:table-cell>
          <table:table-cell office:value-type="float" office:value="0.562845" calcext:value-type="float">
            <text:p>0.56284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6:07:06.47658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3:56:33.759590920</meta:creation-date>
    <dc:date>2018-07-27T16:12:36.375639614</dc:date>
    <meta:editing-duration>PT30M24S</meta:editing-duration>
    <meta:editing-cycles>5</meta:editing-cycles>
    <meta:generator>LibreOffice/5.1.6.2$Linux_X86_64 LibreOffice_project/10m0$Build-2</meta:generator>
    <meta:document-statistic meta:table-count="1" meta:cell-count="303" meta:object-count="0"/>
  </office:meta>
</office:document-meta>
</file>